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7cm" svg:x="7.003cm" svg:y="5.602cm">
          <text:p text:style-name="P1"><text:span text:style-name="T1">Job Menu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472cm" svg:y1="3.78cm" svg:x2="10.453cm" svg:y2="5.602cm" draw:end-shape="id1" svg:d="m10472 3780-19 1822">
          <text:p/>
        </draw:connector>
        <draw:frame draw:style-name="gr3" draw:layer="layout" svg:width="6.3cm" svg:height="2.387cm" svg:x="7.802cm" svg:y="2.001cm">
          <draw:text-box>
            <text:p>See Main Menu System Flowchart</text:p>
            <text:p/>
          </draw:text-box>
        </draw:frame>
        <draw:custom-shape draw:style-name="gr1" draw:text-style-name="P2" xml:id="id2" draw:id="id2" draw:layer="layout" svg:width="7.5cm" svg:height="2.5cm" svg:x="6.702cm" svg:y="9.601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452cm" svg:y1="12.101cm" svg:x2="4.501cm" svg:y2="14.101cm" draw:start-shape="id2" draw:end-shape="id3" draw:end-glue-point="5" svg:d="m10452 12101v1001h-5951v999">
          <text:p/>
        </draw:connector>
        <draw:connector draw:style-name="gr2" draw:text-style-name="P1" draw:layer="layout" svg:x1="10.452cm" svg:y1="12.101cm" svg:x2="17.789cm" svg:y2="14.101cm" draw:start-shape="id2" draw:end-shape="id4" draw:end-glue-point="4" svg:d="m10452 12101v1001h7337v999">
          <text:p/>
        </draw:connector>
        <draw:connector draw:style-name="gr2" draw:text-style-name="P1" draw:layer="layout" draw:type="line" svg:x1="10.453cm" svg:y1="8.302cm" svg:x2="10.452cm" svg:y2="9.601cm" draw:start-shape="id1" draw:start-glue-point="8" draw:end-shape="id2" draw:end-glue-point="4" svg:d="m10453 8302-1 1299">
          <text:p/>
        </draw:connector>
        <draw:connector draw:style-name="gr2" draw:text-style-name="P1" draw:layer="layout" draw:type="line" svg:x1="4.502cm" svg:y1="16.001cm" svg:x2="4.452cm" svg:y2="21.606cm" svg:d="m4502 16001-50 5605">
          <text:p/>
        </draw:connector>
        <draw:connector draw:style-name="gr2" draw:text-style-name="P1" draw:layer="layout" draw:type="line" svg:x1="17.152cm" svg:y1="16.101cm" svg:x2="17.152cm" svg:y2="21.401cm" svg:d="m17152 16101v5300">
          <text:p/>
        </draw:connector>
        <draw:custom-shape draw:style-name="gr1" draw:text-style-name="P3" xml:id="id5" draw:id="id5" draw:layer="layout" svg:width="4.6cm" svg:height="1.9cm" svg:x="8.202cm" svg:y="15.101cm">
          <text:p text:style-name="P1"><text:span text:style-name="T2">Back to Main</text:span></text:p>
          <text:p text:style-name="P1"><text:span text:style-name="T2">Menu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452cm" svg:y1="12.101cm" svg:x2="10.502cm" svg:y2="15.101cm" draw:start-shape="id2" draw:start-glue-point="6" draw:end-shape="id5" svg:d="m10452 12101 50 3000">
          <text:p/>
        </draw:connector>
        <draw:connector draw:style-name="gr2" draw:text-style-name="P1" draw:layer="layout" draw:type="line" svg:x1="10.502cm" svg:y1="17.001cm" svg:x2="10.548cm" svg:y2="20.6cm" draw:start-shape="id5" draw:start-glue-point="8" svg:d="m10502 17001 46 3599">
          <text:p/>
        </draw:connector>
        <draw:frame draw:style-name="gr4" draw:layer="layout" svg:width="4.9cm" svg:height="4.523cm" svg:x="8.402cm" svg:y="20.795cm">
          <draw:text-box>
            <text:p>Return to Main Menu System Flow Chart</text:p>
            <text:p/>
            <text:p/>
            <text:p/>
          </draw:text-box>
        </draw:frame>
        <draw:custom-shape draw:style-name="gr1" draw:text-style-name="P3" xml:id="id3" draw:id="id3" draw:layer="layout" svg:width="4.6cm" svg:height="1.9cm" svg:x="2.201cm" svg:y="14.101cm">
          <text:p text:style-name="P1"><text:span text:style-name="T2">New Jo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5.1cm" svg:height="2cm" svg:x="14.601cm" svg:y="14.101cm">
          <text:p text:style-name="P1"><text:span text:style-name="T2">Manage Job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4.9cm" svg:height="3.811cm" svg:x="2.4cm" svg:y="21.4cm">
          <draw:text-box>
            <text:p>See New Job Flow Chart</text:p>
            <text:p/>
            <text:p/>
            <text:p/>
          </draw:text-box>
        </draw:frame>
        <draw:frame draw:style-name="gr4" draw:layer="layout" svg:width="4.9cm" svg:height="4.523cm" svg:x="14.9cm" svg:y="21.477cm">
          <draw:text-box>
            <text:p>See Manage Jobs Flow Chart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4T18:49:46.46</meta:creation-date>
    <meta:generator>OpenOffice/4.0.0$Win32 OpenOffice.org_project/400m3$Build-9702</meta:generator>
    <dc:date>2014-12-04T18:51:56.77</dc:date>
    <meta:editing-duration>PT2M7S</meta:editing-duration>
    <meta:editing-cycles>5</meta:editing-cycles>
    <meta:document-statistic meta:object-count="17"/>
  </office:meta>
</office:document-meta>
</file>